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4c215" style:font-size-asian="14pt" style:font-size-complex="14pt"/>
    </style:style>
    <style:style style:name="P2" style:family="paragraph" style:parent-style-name="Standard">
      <style:text-properties fo:font-size="14pt" fo:language="ru" fo:country="RU" officeooo:rsid="0014c215" officeooo:paragraph-rsid="0014c215" style:font-size-asian="14pt" style:font-size-complex="14pt"/>
    </style:style>
    <style:style style:name="P3" style:family="paragraph" style:parent-style-name="Standard" style:master-page-name="Standard">
      <style:paragraph-properties style:page-number="auto"/>
      <style:text-properties fo:font-size="14pt" officeooo:paragraph-rsid="0014c215" style:font-size-asian="14pt" style:font-size-complex="14pt"/>
    </style:style>
    <style:style style:name="T1" style:family="text">
      <style:text-properties fo:language="ru" fo:country="RU" officeooo:rsid="0014c215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В качестве тематики лабораторных работ была выбрана тема магистерской работы. В магистерской работе необходимо разработать <text:span text:style-name="T1">сервис анализа игровой статистики матчей компьютерной игры.</text:span></text:p>
      <text:p text:style-name="P1"/>
      <text:p text:style-name="P2">Предполагается, что сервис будет состоять из двух основных частей: микросервис сбора данных и части, которая получает данные, а затем отображает их пользователю в виде графиков/статистики и тд. Именно эти части и описаны на диаграмме.</text:p>
      <text:p text:style-name="P2"/>
      <text:p text:style-name="P2">Пользователь заходит на сайт и вводит свой <text:span text:style-name="T2">UserID, </text:span>после чего получает страницу со сводной статистикой последних матчей, среднем времени матчей, среднему количеству очков и тд.</text:p>
      <text:p text:style-name="P2"/>
      <text:p text:style-name="P2">Пользовательская сторона сайта отображает данные, полученные путем запроса к микросервису.</text:p>
      <text:p text:style-name="P2"/>
      <text:p text:style-name="P2">Микросервис при получении запроса получает данные по конкретному пользователю с помощью официального <text:span text:style-name="T2">API </text:span>игры, после чего сохраняет их в базу для дальнейшего использования.</text:p>
      <text:p text:style-name="P2"/>
      <text:p text:style-name="P2">Пользователь так же имеет возможность посмотреть более детальную статистику по каждому матчу или определенному критерию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31S</meta:editing-duration>
    <meta:editing-cycles>4</meta:editing-cycles>
    <meta:generator>LibreOffice/5.3.2.2$Windows_x86 LibreOffice_project/6cd4f1ef626f15116896b1d8e1398b56da0d0ee1</meta:generator>
    <dc:date>2018-11-13T11:44:58.431000000</dc:date>
    <meta:document-statistic meta:table-count="0" meta:image-count="0" meta:object-count="0" meta:page-count="1" meta:paragraph-count="6" meta:word-count="129" meta:character-count="975" meta:non-whitespace-character-count="851"/>
    <meta:user-defined meta:name="Info 1"/>
    <meta:user-defined meta:name="Info 2"/>
    <meta:user-defined meta:name="Info 3"/>
    <meta:user-defined meta:name="Info 4"/>
  </office:meta>
</office:document-meta>
</file>